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6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number-columns-repeated="3"/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float" office:value="226" calcext:value-type="float">
            <text:p>226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table:number-columns-repeated="2"/>
          <table:table-cell table:style-name="ce3" office:value-type="float" office:value="213" calcext:value-type="float">
            <text:p>213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Bennett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table:style-name="ce4" office:value-type="string" calcext:value-type="string">
            <text:p>Todd</text:p>
          </table:table-cell>
          <table:table-cell table:style-name="ce4" office:value-type="string" calcext:value-type="string">
            <text:p>Bertuzzi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string" calcext:value-type="string">
            <text:p>Binning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table:style-name="ce4" office:value-type="string" calcext:value-type="string">
            <text:p>Jay</text:p>
          </table:table-cell>
          <table:table-cell table:style-name="ce4" office:value-type="string" calcext:value-type="string">
            <text:p>Bouwmeest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table:style-name="ce4" office:value-type="string" calcext:value-type="string">
            <text:p>Macklin</text:p>
          </table:table-cell>
          <table:table-cell table:style-name="ce4" office:value-type="string" calcext:value-type="string">
            <text:p>Celebrini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table:style-name="ce4" office:value-type="string" calcext:value-type="string">
            <text:p>Anthony</text:p>
          </table:table-cell>
          <table:table-cell table:style-name="ce4" office:value-type="string" calcext:value-type="string">
            <text:p>Cirelli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float" office:value="208" calcext:value-type="float">
            <text:p>208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Dob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Duchen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2"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Foot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table:style-name="ce4" office:value-type="string" calcext:value-type="string">
            <text:p>Simon</text:p>
          </table:table-cell>
          <table:table-cell table:style-name="ce4" office:value-type="string" calcext:value-type="string">
            <text:p>Gagn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table:style-name="ce4" office:value-type="string" calcext:value-type="string">
            <text:p>Brandon</text:p>
          </table:table-cell>
          <table:table-cell table:style-name="ce4" office:value-type="string" calcext:value-type="string">
            <text:p>Hagel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table:style-name="ce4" office:value-type="string" calcext:value-type="string">
            <text:p>Adin</text:p>
          </table:table-cell>
          <table:table-cell table:style-name="ce4" office:value-type="string" calcext:value-type="string">
            <text:p>Hill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table:style-name="ce4" office:value-type="string" calcext:value-type="string">
            <text:p>Seth</text:p>
          </table:table-cell>
          <table:table-cell table:style-name="ce4" office:value-type="string" calcext:value-type="string">
            <text:p>Jarvi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table:style-name="ce4" office:value-type="string" calcext:value-type="string">
            <text:p>Travis</text:p>
          </table:table-cell>
          <table:table-cell table:style-name="ce4" office:value-type="string" calcext:value-type="string">
            <text:p>Konecn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6" calcext:value-type="float">
            <text:p>2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a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9" calcext:value-type="float">
            <text:p>229</text:p>
          </table:table-cell>
          <table:table-cell table:number-columns-repeated="2"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Montembeault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table:style-name="ce4" office:value-type="string" calcext:value-type="string">
            <text:p>Josh</text:p>
          </table:table-cell>
          <table:table-cell table:style-name="ce4" office:value-type="string" calcext:value-type="string">
            <text:p>Morrisse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table:style-name="ce4" office:value-type="string" calcext:value-type="string">
            <text:p>Colton</text:p>
          </table:table-cell>
          <table:table-cell table:style-name="ce4" office:value-type="string" calcext:value-type="string">
            <text:p>Parayk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table:style-name="ce4" office:value-type="string" calcext:value-type="string">
            <text:p>Corey</text:p>
          </table:table-cell>
          <table:table-cell table:style-name="ce4" office:value-type="string" calcext:value-type="string">
            <text:p>Perr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4" calcext:value-type="float">
            <text:p>23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table:style-name="ce4" office:value-type="string" calcext:value-type="string">
            <text:p>Travis</text:p>
          </table:table-cell>
          <table:table-cell table:style-name="ce4" office:value-type="string" calcext:value-type="string">
            <text:p>Sanhei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9" calcext:value-type="float">
            <text:p>314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0" calcext:value-type="float">
            <text:p>315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1" calcext:value-type="float">
            <text:p>315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2" calcext:value-type="float">
            <text:p>315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3" calcext:value-type="float">
            <text:p>315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4" calcext:value-type="float">
            <text:p>315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5" calcext:value-type="float">
            <text:p>315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6" calcext:value-type="float">
            <text:p>315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7" calcext:value-type="float">
            <text:p>315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8" calcext:value-type="float">
            <text:p>315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59" calcext:value-type="float">
            <text:p>315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0" calcext:value-type="float">
            <text:p>316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number-columns-repeated="2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1" calcext:value-type="float">
            <text:p>316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2" calcext:value-type="float">
            <text:p>316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3" calcext:value-type="float">
            <text:p>316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4" calcext:value-type="float">
            <text:p>316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5" calcext:value-type="float">
            <text:p>316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6" calcext:value-type="float">
            <text:p>316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7" calcext:value-type="float">
            <text:p>3167</text:p>
          </table:table-cell>
          <table:table-cell table:style-name="ce4" office:value-type="string" calcext:value-type="string">
            <text:p>Marc-Edouard</text:p>
          </table:table-cell>
          <table:table-cell table:style-name="ce4" office:value-type="string" calcext:value-type="string">
            <text:p>Vlasic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8" calcext:value-type="float">
            <text:p>3168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69" calcext:value-type="float">
            <text:p>3169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Bol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table:style-name="ce19" office:value-type="string" calcext:value-type="string">
            <text:p>Brock</text:p>
          </table:table-cell>
          <table:table-cell table:style-name="ce19" office:value-type="string" calcext:value-type="string">
            <text:p>Fa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table:style-name="ce19" office:value-type="string" calcext:value-type="string">
            <text:p>Justin</text:p>
          </table:table-cell>
          <table:table-cell table:style-name="ce19" office:value-type="string" calcext:value-type="string">
            <text:p>Faul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table:style-name="ce19" office:value-type="string" calcext:value-type="string">
            <text:p>Jake</text:p>
          </table:table-cell>
          <table:table-cell table:style-name="ce19" office:value-type="string" calcext:value-type="string">
            <text:p>Guentz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ill</text:p>
          </table:table-cell>
          <table:table-cell table:style-name="ce19" office:value-type="string" calcext:value-type="string">
            <text:p>Guer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table:style-name="ce19" office:value-type="string" calcext:value-type="string">
            <text:p>Noah</text:p>
          </table:table-cell>
          <table:table-cell table:style-name="ce19" office:value-type="string" calcext:value-type="string">
            <text:p>Hanif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Erik</text:p>
          </table:table-cell>
          <table:table-cell table:style-name="ce19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Kes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Kreid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table:style-name="ce19" office:value-type="string" calcext:value-type="string">
            <text:p>Jamie</text:p>
          </table:table-cell>
          <table:table-cell table:style-name="ce19" office:value-type="string" calcext:value-type="string">
            <text:p>Langenbrunn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table:style-name="ce19" office:value-type="string" calcext:value-type="string">
            <text:p>Dylan</text:p>
          </table:table-cell>
          <table:table-cell table:style-name="ce19" office:value-type="string" calcext:value-type="string">
            <text:p>Lark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table:style-name="ce19" office:value-type="string" calcext:value-type="string">
            <text:p>Charlie</text:p>
          </table:table-cell>
          <table:table-cell table:style-name="ce19" office:value-type="string" calcext:value-type="string">
            <text:p>McAvo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McDonag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table:style-name="ce19" office:value-type="string" calcext:value-type="string">
            <text:p>Brock</text:p>
          </table:table-cell>
          <table:table-cell table:style-name="ce19" office:value-type="string" calcext:value-type="string">
            <text:p>Ne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table:style-name="ce19" office:value-type="string" calcext:value-type="string">
            <text:p>Jake</text:p>
          </table:table-cell>
          <table:table-cell table:style-name="ce19" office:value-type="string" calcext:value-type="string">
            <text:p>Oetting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rooks</text:p>
          </table:table-cell>
          <table:table-cell table:style-name="ce19" office:value-type="string" calcext:value-type="string">
            <text:p>Orpi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2" calcext:value-type="float">
            <text:p>3342</text:p>
          </table:table-cell>
          <table:table-cell table:style-name="ce4" office:value-type="string" calcext:value-type="string">
            <text:p>TJ</text:p>
          </table:table-cell>
          <table:table-cell table:style-name="ce4" office:value-type="string" calcext:value-type="string">
            <text:p>Oshi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3" calcext:value-type="float">
            <text:p>3343</text:p>
          </table:table-cell>
          <table:table-cell table:style-name="ce19" office:value-type="string" calcext:value-type="string">
            <text:p>Max</text:p>
          </table:table-cell>
          <table:table-cell table:style-name="ce19" office:value-type="string" calcext:value-type="string">
            <text:p>Paciorett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9" calcext:value-type="float">
            <text:p>229</text:p>
          </table:table-cell>
          <table:table-cell table:number-columns-repeated="2"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4" calcext:value-type="float">
            <text:p>3344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5" calcext:value-type="float">
            <text:p>334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6" calcext:value-type="float">
            <text:p>3346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7" calcext:value-type="float">
            <text:p>3347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Rafa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8" calcext:value-type="float">
            <text:p>334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9" calcext:value-type="float">
            <text:p>334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0" calcext:value-type="float">
            <text:p>3350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Shattenkir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1" calcext:value-type="float">
            <text:p>3351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2" calcext:value-type="float">
            <text:p>3352</text:p>
          </table:table-cell>
          <table:table-cell table:style-name="ce19" office:value-type="string" calcext:value-type="string">
            <text:p>Paul</text:p>
          </table:table-cell>
          <table:table-cell table:style-name="ce19" office:value-type="string" calcext:value-type="string">
            <text:p>Stastn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3" calcext:value-type="float">
            <text:p>3353</text:p>
          </table:table-cell>
          <table:table-cell table:style-name="ce19" office:value-type="string" calcext:value-type="string">
            <text:p>Derek</text:p>
          </table:table-cell>
          <table:table-cell table:style-name="ce19" office:value-type="string" calcext:value-type="string">
            <text:p>Step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4" calcext:value-type="float">
            <text:p>335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5" calcext:value-type="float">
            <text:p>3355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6" calcext:value-type="float">
            <text:p>3356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7" calcext:value-type="float">
            <text:p>3357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Sway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8" calcext:value-type="float">
            <text:p>3358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59" calcext:value-type="float">
            <text:p>3359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0" calcext:value-type="float">
            <text:p>336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2">
          <table:table-cell table:style-name="ce19" office:value-type="float" office:value="3361" calcext:value-type="float">
            <text:p>336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2" calcext:value-type="float">
            <text:p>336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Troche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3" calcext:value-type="float">
            <text:p>3363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4" calcext:value-type="float">
            <text:p>3364</text:p>
          </table:table-cell>
          <table:table-cell table:style-name="ce19" office:value-type="string" calcext:value-type="string">
            <text:p>James</text:p>
          </table:table-cell>
          <table:table-cell table:style-name="ce19" office:value-type="string" calcext:value-type="string">
            <text:p>van Riemsdy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2" calcext:value-type="float">
            <text:p>202</text:p>
          </table:table-cell>
          <table:table-cell table:number-columns-repeated="2"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5" calcext:value-type="float">
            <text:p>336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6" calcext:value-type="float">
            <text:p>3366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7" calcext:value-type="float">
            <text:p>3367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8" calcext:value-type="float">
            <text:p>3368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69" calcext:value-type="float">
            <text:p>3369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Whitn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70" calcext:value-type="float">
            <text:p>3370</text:p>
          </table:table-cell>
          <table:table-cell table:style-name="ce4" office:value-type="string" calcext:value-type="string">
            <text:p>Trevor</text:p>
          </table:table-cell>
          <table:table-cell table:style-name="ce4" office:value-type="string" calcext:value-type="string">
            <text:p>Zegr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table:style-name="ce19" office:value-type="string" calcext:value-type="string">
            <text:p>Rasmus</text:p>
          </table:table-cell>
          <table:table-cell table:style-name="ce19" office:value-type="string" calcext:value-type="string">
            <text:p>And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table:style-name="ce4" office:value-type="string" calcext:value-type="string">
            <text:p>Viktor</text:p>
          </table:table-cell>
          <table:table-cell table:style-name="ce4" office:value-type="string" calcext:value-type="string">
            <text:p>Arvi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Berg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table:style-name="ce19" office:value-type="string" calcext:value-type="string">
            <text:p>Jesper</text:p>
          </table:table-cell>
          <table:table-cell table:style-name="ce19" office:value-type="string" calcext:value-type="string">
            <text:p>Brat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table:style-name="ce19" office:value-type="string" calcext:value-type="string">
            <text:p>Jonas</text:p>
          </table:table-cell>
          <table:table-cell table:style-name="ce19" office:value-type="string" calcext:value-type="string">
            <text:p>Bro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table:style-name="ce19" office:value-type="string" calcext:value-type="string">
            <text:p>Leo</text:p>
          </table:table-cell>
          <table:table-cell table:style-name="ce19" office:value-type="string" calcext:value-type="string">
            <text:p>C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table:style-name="ce19" office:value-type="string" calcext:value-type="string">
            <text:p>Alexander</text:p>
          </table:table-cell>
          <table:table-cell table:style-name="ce19" office:value-type="string" calcext:value-type="string">
            <text:p>Edl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table:style-name="ce19" office:value-type="string" calcext:value-type="string">
            <text:p>Mattias</text:p>
          </table:table-cell>
          <table:table-cell table:style-name="ce19" office:value-type="string" calcext:value-type="string">
            <text:p>Ekhol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Ekman-L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2"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table:style-name="ce19" office:value-type="string" calcext:value-type="string">
            <text:p>Jonathan</text:p>
          </table:table-cell>
          <table:table-cell table:style-name="ce19" office:value-type="string" calcext:value-type="string">
            <text:p>Eric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table:style-name="ce19" office:value-type="string" calcext:value-type="string">
            <text:p>Joel</text:p>
          </table:table-cell>
          <table:table-cell table:style-name="ce19" office:value-type="string" calcext:value-type="string">
            <text:p>Eriksson Ek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table:style-name="ce19" office:value-type="string" calcext:value-type="string">
            <text:p>Gustav</text:p>
          </table:table-cell>
          <table:table-cell table:style-name="ce19" office:value-type="string" calcext:value-type="string">
            <text:p>Forsl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Franze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Gustav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ge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number-columns-repeated="2"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0" calcext:value-type="float">
            <text:p>342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1" calcext:value-type="float">
            <text:p>3421</text:p>
          </table:table-cell>
          <table:table-cell table:style-name="ce19" office:value-type="string" calcext:value-type="string">
            <text:p>Niklas</text:p>
          </table:table-cell>
          <table:table-cell table:style-name="ce19" office:value-type="string" calcext:value-type="string">
            <text:p>Hjalm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2" calcext:value-type="float">
            <text:p>3422</text:p>
          </table:table-cell>
          <table:table-cell table:style-name="ce19" office:value-type="string" calcext:value-type="string">
            <text:p>Patric</text:p>
          </table:table-cell>
          <table:table-cell table:style-name="ce19" office:value-type="string" calcext:value-type="string">
            <text:p>Horn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3" calcext:value-type="float">
            <text:p>3423</text:p>
          </table:table-cell>
          <table:table-cell table:style-name="ce19" office:value-type="string" calcext:value-type="string">
            <text:p>Marcus</text:p>
          </table:table-cell>
          <table:table-cell table:style-name="ce19" office:value-type="string" calcext:value-type="string">
            <text:p>Johan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4" calcext:value-type="float">
            <text:p>3424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5" calcext:value-type="float">
            <text:p>3425</text:p>
          </table:table-cell>
          <table:table-cell table:style-name="ce19" office:value-type="string" calcext:value-type="string">
            <text:p>Adrian</text:p>
          </table:table-cell>
          <table:table-cell table:style-name="ce19" office:value-type="string" calcext:value-type="string">
            <text:p>Kempe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6" calcext:value-type="float">
            <text:p>342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7" calcext:value-type="float">
            <text:p>3427</text:p>
          </table:table-cell>
          <table:table-cell table:style-name="ce19" office:value-type="string" calcext:value-type="string">
            <text:p>Niklas</text:p>
          </table:table-cell>
          <table:table-cell table:style-name="ce19" office:value-type="string" calcext:value-type="string">
            <text:p>Kronwall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8" calcext:value-type="float">
            <text:p>342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29" calcext:value-type="float">
            <text:p>342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0" calcext:value-type="float">
            <text:p>3430</text:p>
          </table:table-cell>
          <table:table-cell table:style-name="ce19" office:value-type="string" calcext:value-type="string">
            <text:p>Elias</text:p>
          </table:table-cell>
          <table:table-cell table:style-name="ce19" office:value-type="string" calcext:value-type="string">
            <text:p>Lindhol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1" calcext:value-type="float">
            <text:p>3431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2" calcext:value-type="float">
            <text:p>3432</text:p>
          </table:table-cell>
          <table:table-cell table:style-name="ce19" office:value-type="string" calcext:value-type="string">
            <text:p>Jacob</text:p>
          </table:table-cell>
          <table:table-cell table:style-name="ce19" office:value-type="string" calcext:value-type="string">
            <text:p>Mar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3" calcext:value-type="float">
            <text:p>3433</text:p>
          </table:table-cell>
          <table:table-cell table:style-name="ce19" office:value-type="string" calcext:value-type="string">
            <text:p>Fredrik</text:p>
          </table:table-cell>
          <table:table-cell table:style-name="ce19" office:value-type="string" calcext:value-type="string">
            <text:p>Mo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4" calcext:value-type="float">
            <text:p>3434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5" calcext:value-type="float">
            <text:p>343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6" calcext:value-type="float">
            <text:p>3436</text:p>
          </table:table-cell>
          <table:table-cell table:style-name="ce4" office:value-type="string" calcext:value-type="string">
            <text:p>Gustav</text:p>
          </table:table-cell>
          <table:table-cell table:style-name="ce4" office:value-type="string" calcext:value-type="string">
            <text:p>Ny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7" calcext:value-type="float">
            <text:p>3437</text:p>
          </table:table-cell>
          <table:table-cell table:style-name="ce4" office:value-type="string" calcext:value-type="string">
            <text:p>Johnny</text:p>
          </table:table-cell>
          <table:table-cell table:style-name="ce4" office:value-type="string" calcext:value-type="string">
            <text:p>Oduya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8" calcext:value-type="float">
            <text:p>3438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39" calcext:value-type="float">
            <text:p>3439</text:p>
          </table:table-cell>
          <table:table-cell table:style-name="ce19" office:value-type="string" calcext:value-type="string">
            <text:p>Lucas</text:p>
          </table:table-cell>
          <table:table-cell table:style-name="ce19" office:value-type="string" calcext:value-type="string">
            <text:p>Raymo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0" calcext:value-type="float">
            <text:p>3440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1" calcext:value-type="float">
            <text:p>344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2" calcext:value-type="float">
            <text:p>3442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3" calcext:value-type="float">
            <text:p>3443</text:p>
          </table:table-cell>
          <table:table-cell table:style-name="ce19" office:value-type="string" calcext:value-type="string">
            <text:p>Jakob</text:p>
          </table:table-cell>
          <table:table-cell table:style-name="ce19" office:value-type="string" calcext:value-type="string">
            <text:p>Silfv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4" calcext:value-type="float">
            <text:p>3444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5" calcext:value-type="float">
            <text:p>3445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Ullmark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2"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6" calcext:value-type="float">
            <text:p>344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47" calcext:value-type="float">
            <text:p>3447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table:style-name="ce19" office:value-type="string" calcext:value-type="string">
            <text:p>Mikael</text:p>
          </table:table-cell>
          <table:table-cell table:style-name="ce19" office:value-type="string" calcext:value-type="string">
            <text:p>Granlund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table:style-name="ce19" office:value-type="string" calcext:value-type="string">
            <text:p>Miro</text:p>
          </table:table-cell>
          <table:table-cell table:style-name="ce19" office:value-type="string" calcext:value-type="string">
            <text:p>Heisk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table:style-name="ce19" office:value-type="string" calcext:value-type="string">
            <text:p>Roope</text:p>
          </table:table-cell>
          <table:table-cell table:style-name="ce19" office:value-type="string" calcext:value-type="string">
            <text:p>Hintz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table:style-name="ce19" office:value-type="string" calcext:value-type="string">
            <text:p>Olli</text:p>
          </table:table-cell>
          <table:table-cell table:style-name="ce19" office:value-type="string" calcext:value-type="string">
            <text:p>Jok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table:style-name="ce19" office:value-type="string" calcext:value-type="string">
            <text:p>Kaapo</text:p>
          </table:table-cell>
          <table:table-cell table:style-name="ce19" office:value-type="string" calcext:value-type="string">
            <text:p>Kakk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7" calcext:value-type="float">
            <text:p>207</text:p>
          </table:table-cell>
          <table:table-cell table:style-name="ce4"/>
          <table:table-cell table:style-name="ce4" office:value-type="float" office:value="207" calcext:value-type="float">
            <text:p>207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table:style-name="ce19" office:value-type="string" calcext:value-type="string">
            <text:p>Saku</text:p>
          </table:table-cell>
          <table:table-cell table:style-name="ce19"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0" calcext:value-type="float">
            <text:p>3510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1" calcext:value-type="float">
            <text:p>3511</text:p>
          </table:table-cell>
          <table:table-cell table:style-name="ce19" office:value-type="string" calcext:value-type="string">
            <text:p>Patrik</text:p>
          </table:table-cell>
          <table:table-cell table:style-name="ce19" office:value-type="string" calcext:value-type="string">
            <text:p>Lai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2" calcext:value-type="float">
            <text:p>3512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Lank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2"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3" calcext:value-type="float">
            <text:p>3513</text:p>
          </table:table-cell>
          <table:table-cell table:style-name="ce4" office:value-type="string" calcext:value-type="string">
            <text:p>Artturi</text:p>
          </table:table-cell>
          <table:table-cell table:style-name="ce4" office:value-type="string" calcext:value-type="string">
            <text:p>Lehko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4" calcext:value-type="float">
            <text:p>3514</text:p>
          </table:table-cell>
          <table:table-cell table:style-name="ce19" office:value-type="string" calcext:value-type="string">
            <text:p>Jere</text:p>
          </table:table-cell>
          <table:table-cell table:style-name="ce19" office:value-type="string" calcext:value-type="string">
            <text:p>Leht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5" calcext:value-type="float">
            <text:p>3515</text:p>
          </table:table-cell>
          <table:table-cell table:style-name="ce19" office:value-type="string" calcext:value-type="string">
            <text:p>Esa</text:p>
          </table:table-cell>
          <table:table-cell table:style-name="ce19" office:value-type="string" calcext:value-type="string">
            <text:p>Lindell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6" calcext:value-type="float">
            <text:p>351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undell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7" calcext:value-type="float">
            <text:p>3517</text:p>
          </table:table-cell>
          <table:table-cell table:style-name="ce19" office:value-type="string" calcext:value-type="string">
            <text:p>Eetu</text:p>
          </table:table-cell>
          <table:table-cell table:style-name="ce19" office:value-type="string" calcext:value-type="string">
            <text:p>Luostar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8" calcext:value-type="float">
            <text:p>3518</text:p>
          </table:table-cell>
          <table:table-cell table:style-name="ce19" office:value-type="string" calcext:value-type="string">
            <text:p>Ukko-Pekka</text:p>
          </table:table-cell>
          <table:table-cell table:style-name="ce19" office:value-type="string" calcext:value-type="string">
            <text:p>Luukko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19" calcext:value-type="float">
            <text:p>3519</text:p>
          </table:table-cell>
          <table:table-cell table:style-name="ce19" office:value-type="string" calcext:value-type="string">
            <text:p>Olli</text:p>
          </table:table-cell>
          <table:table-cell table:style-name="ce19" office:value-type="string" calcext:value-type="string">
            <text:p>Maatt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4" calcext:value-type="float">
            <text:p>224</text:p>
          </table:table-cell>
          <table:table-cell table:number-columns-repeated="2"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0" calcext:value-type="float">
            <text:p>3520</text:p>
          </table:table-cell>
          <table:table-cell table:style-name="ce19" office:value-type="string" calcext:value-type="string">
            <text:p>Niko</text:p>
          </table:table-cell>
          <table:table-cell table:style-name="ce19" office:value-type="string" calcext:value-type="string">
            <text:p>Mikkol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1" calcext:value-type="float">
            <text:p>3521</text:p>
          </table:table-cell>
          <table:table-cell table:style-name="ce4" office:value-type="string" calcext:value-type="string">
            <text:p>Antti</text:p>
          </table:table-cell>
          <table:table-cell table:style-name="ce4" office:value-type="string" calcext:value-type="string">
            <text:p>Niem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2" calcext:value-type="float">
            <text:p>3522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3" calcext:value-type="float">
            <text:p>3523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4" calcext:value-type="float">
            <text:p>3524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5" calcext:value-type="float">
            <text:p>3525</text:p>
          </table:table-cell>
          <table:table-cell table:style-name="ce19" office:value-type="string" calcext:value-type="string">
            <text:p>Rasmus</text:p>
          </table:table-cell>
          <table:table-cell table:style-name="ce19" office:value-type="string" calcext:value-type="string">
            <text:p>Ristola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6" calcext:value-type="float">
            <text:p>3526</text:p>
          </table:table-cell>
          <table:table-cell table:style-name="ce19" office:value-type="string" calcext:value-type="string">
            <text:p>Sami</text:p>
          </table:table-cell>
          <table:table-cell table:style-name="ce19" office:value-type="string" calcext:value-type="string">
            <text:p>Sal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7" calcext:value-type="float">
            <text:p>3527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8" calcext:value-type="float">
            <text:p>3528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29" calcext:value-type="float">
            <text:p>3529</text:p>
          </table:table-cell>
          <table:table-cell table:style-name="ce4" office:value-type="string" calcext:value-type="string">
            <text:p>Teuvo</text:p>
          </table:table-cell>
          <table:table-cell table:style-name="ce4" office:value-type="string" calcext:value-type="string">
            <text:p>Teravai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30" calcext:value-type="float">
            <text:p>3530</text:p>
          </table:table-cell>
          <table:table-cell table:style-name="ce19" office:value-type="string" calcext:value-type="string">
            <text:p>Kimmo</text:p>
          </table:table-cell>
          <table:table-cell table:style-name="ce19" office:value-type="string" calcext:value-type="string">
            <text:p>Timo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31" calcext:value-type="float">
            <text:p>3531</text:p>
          </table:table-cell>
          <table:table-cell table:style-name="ce4" office:value-type="string" calcext:value-type="string">
            <text:p>Juuso</text:p>
          </table:table-cell>
          <table:table-cell table:style-name="ce4" office:value-type="string" calcext:value-type="string">
            <text:p>Valimak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2"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32" calcext:value-type="float">
            <text:p>3532</text:p>
          </table:table-cell>
          <table:table-cell table:style-name="ce4" office:value-type="string" calcext:value-type="string">
            <text:p>Sami</text:p>
          </table:table-cell>
          <table:table-cell table:style-name="ce4" office:value-type="string" calcext:value-type="string">
            <text:p>Va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Cechman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Chytil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19" office:value-type="string" calcext:value-type="string">
            <text:p>Jakub</text:p>
          </table:table-cell>
          <table:table-cell table:style-name="ce19" office:value-type="string" calcext:value-type="string">
            <text:p>Dobe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19" office:value-type="string" calcext:value-type="string">
            <text:p>Lukas</text:p>
          </table:table-cell>
          <table:table-cell table:style-name="ce19" office:value-type="string" calcext:value-type="string">
            <text:p>Dostal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5" calcext:value-type="float">
            <text:p>3605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Erat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6" calcext:value-type="float">
            <text:p>3606</text:p>
          </table:table-cell>
          <table:table-cell table:style-name="ce19" office:value-type="string" calcext:value-type="string">
            <text:p>Radek</text:p>
          </table:table-cell>
          <table:table-cell table:style-name="ce19" office:value-type="string" calcext:value-type="string">
            <text:p>Faks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7" calcext:value-type="float">
            <text:p>3607</text:p>
          </table:table-cell>
          <table:table-cell table:style-name="ce19" office:value-type="string" calcext:value-type="string">
            <text:p>Michael</text:p>
          </table:table-cell>
          <table:table-cell table:style-name="ce19" office:value-type="string" calcext:value-type="string">
            <text:p>Froli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8" calcext:value-type="float">
            <text:p>3608</text:p>
          </table:table-cell>
          <table:table-cell table:style-name="ce19" office:value-type="string" calcext:value-type="string">
            <text:p>Radko</text:p>
          </table:table-cell>
          <table:table-cell table:style-name="ce19" office:value-type="string" calcext:value-type="string">
            <text:p>Gud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9" calcext:value-type="float">
            <text:p>3609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0" calcext:value-type="float">
            <text:p>3610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1" calcext:value-type="float">
            <text:p>3611</text:p>
          </table:table-cell>
          <table:table-cell table:style-name="ce19" office:value-type="string" calcext:value-type="string">
            <text:p>Ales</text:p>
          </table:table-cell>
          <table:table-cell table:style-name="ce19" office:value-type="string" calcext:value-type="string">
            <text:p>Hemsky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2" calcext:value-type="float">
            <text:p>3612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Hertl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3" calcext:value-type="float">
            <text:p>3613</text:p>
          </table:table-cell>
          <table:table-cell table:style-name="ce19" office:value-type="string" calcext:value-type="string">
            <text:p>Filip</text:p>
          </table:table-cell>
          <table:table-cell table:style-name="ce19" office:value-type="string" calcext:value-type="string">
            <text:p>Hron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4" calcext:value-type="float">
            <text:p>3614</text:p>
          </table:table-cell>
          <table:table-cell table:number-columns-repeated="2" table:style-name="ce19" office:value-type="string" calcext:value-type="string">
            <text:p>Ivan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5" calcext:value-type="float">
            <text:p>3615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6" calcext:value-type="float">
            <text:p>361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Jiric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7" calcext:value-type="float">
            <text:p>3617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Kaberl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8" calcext:value-type="float">
            <text:p>361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Kampf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19" calcext:value-type="float">
            <text:p>3619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Krejci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0" calcext:value-type="float">
            <text:p>3620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Kubin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1" calcext:value-type="float">
            <text:p>3621</text:p>
          </table:table-cell>
          <table:table-cell table:style-name="ce19" office:value-type="string" calcext:value-type="string">
            <text:p>Jiri</text:p>
          </table:table-cell>
          <table:table-cell table:style-name="ce19" office:value-type="string" calcext:value-type="string">
            <text:p>Kulich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2" calcext:value-type="float">
            <text:p>3622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Lang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3" calcext:value-type="float">
            <text:p>3623</text:p>
          </table:table-cell>
          <table:table-cell table:style-name="ce19" office:value-type="string" calcext:value-type="string">
            <text:p>Petr</text:p>
          </table:table-cell>
          <table:table-cell table:style-name="ce19" office:value-type="string" calcext:value-type="string">
            <text:p>Mraz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4" calcext:value-type="float">
            <text:p>3624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No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5" calcext:value-type="float">
            <text:p>3625</text:p>
          </table:table-cell>
          <table:table-cell table:style-name="ce19" office:value-type="string" calcext:value-type="string">
            <text:p>Ondrej</text:p>
          </table:table-cell>
          <table:table-cell table:style-name="ce19" office:value-type="string" calcext:value-type="string">
            <text:p>Palat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6" calcext:value-type="float">
            <text:p>362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7" calcext:value-type="float">
            <text:p>3627</text:p>
          </table:table-cell>
          <table:table-cell table:style-name="ce19" office:value-type="string" calcext:value-type="string">
            <text:p>Jan</text:p>
          </table:table-cell>
          <table:table-cell table:style-name="ce19" office:value-type="string" calcext:value-type="string">
            <text:p>Rutt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8" calcext:value-type="float">
            <text:p>3628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Strak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29" calcext:value-type="float">
            <text:p>3629</text:p>
          </table:table-cell>
          <table:table-cell table:style-name="ce4" office:value-type="string" calcext:value-type="string">
            <text:p>Karel</text:p>
          </table:table-cell>
          <table:table-cell table:style-name="ce4" office:value-type="string" calcext:value-type="string">
            <text:p>Vejmelk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0" calcext:value-type="float">
            <text:p>3630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Vokoun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1" calcext:value-type="float">
            <text:p>3631</text:p>
          </table:table-cell>
          <table:table-cell table:style-name="ce4" office:value-type="string" calcext:value-type="string">
            <text:p>Jakub</text:p>
          </table:table-cell>
          <table:table-cell table:style-name="ce4" office:value-type="string" calcext:value-type="string">
            <text:p>Vorac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2" calcext:value-type="float">
            <text:p>3632</text:p>
          </table:table-cell>
          <table:table-cell table:style-name="ce19" office:value-type="string" calcext:value-type="string">
            <text:p>Jakub</text:p>
          </table:table-cell>
          <table:table-cell table:style-name="ce19" office:value-type="string" calcext:value-type="string">
            <text:p>Vran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33" calcext:value-type="float">
            <text:p>3633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Zach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table:style-name="ce19" office:value-type="string" calcext:value-type="string">
            <text:p>Maxim</text:p>
          </table:table-cell>
          <table:table-cell table:style-name="ce19" office:value-type="string" calcext:value-type="string">
            <text:p>Afinoge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table:style-name="ce19" office:value-type="string" calcext:value-type="string">
            <text:p>Artem</text:p>
          </table:table-cell>
          <table:table-cell table:style-name="ce19" office:value-type="string" calcext:value-type="string">
            <text:p>Anisim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Barbashe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table:style-name="ce19" office:value-type="string" calcext:value-type="string">
            <text:p>Pavel</text:p>
          </table:table-cell>
          <table:table-cell table:style-name="ce19" office:value-type="string" calcext:value-type="string">
            <text:p>Buchnevich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Demid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table:style-name="ce19" office:value-type="string" calcext:value-type="string">
            <text:p>Alexei</text:p>
          </table:table-cell>
          <table:table-cell table:style-name="ce19" office:value-type="string" calcext:value-type="string">
            <text:p>Emel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table:style-name="ce19" office:value-type="string" calcext:value-type="string">
            <text:p>Vladislav</text:p>
          </table:table-cell>
          <table:table-cell table:style-name="ce19" office:value-type="string" calcext:value-type="string">
            <text:p>Gavr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table:style-name="ce19" office:value-type="string" calcext:value-type="string">
            <text:p>Darius</text:p>
          </table:table-cell>
          <table:table-cell table:style-name="ce19" office:value-type="string" calcext:value-type="string">
            <text:p>Kasparaitis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table:style-name="ce19" office:value-type="string" calcext:value-type="string">
            <text:p>Nikolai</text:p>
          </table:table-cell>
          <table:table-cell table:style-name="ce19" office:value-type="string" calcext:value-type="string">
            <text:p>Khabibul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3" calcext:value-type="float">
            <text:p>3723</text:p>
          </table:table-cell>
          <table:table-cell table:style-name="ce19" office:value-type="string" calcext:value-type="string">
            <text:p>Kirill</text:p>
          </table:table-cell>
          <table:table-cell table:style-name="ce19" office:value-type="string" calcext:value-type="string">
            <text:p>March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4" calcext:value-type="float">
            <text:p>3724</text:p>
          </table:table-cell>
          <table:table-cell table:style-name="ce19" office:value-type="string" calcext:value-type="string">
            <text:p>Andrei</text:p>
          </table:table-cell>
          <table:table-cell table:style-name="ce19" office:value-type="string" calcext:value-type="string">
            <text:p>Mar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5" calcext:value-type="float">
            <text:p>3725</text:p>
          </table:table-cell>
          <table:table-cell table:style-name="ce19" office:value-type="string" calcext:value-type="string">
            <text:p>Matvei</text:p>
          </table:table-cell>
          <table:table-cell table:style-name="ce19" office:value-type="string" calcext:value-type="string">
            <text:p>Mich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6" calcext:value-type="float">
            <text:p>3726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Mintyu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7" calcext:value-type="float">
            <text:p>3727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8" calcext:value-type="float">
            <text:p>3728</text:p>
          </table:table-cell>
          <table:table-cell table:style-name="ce19" office:value-type="string" calcext:value-type="string">
            <text:p>Evgeni</text:p>
          </table:table-cell>
          <table:table-cell table:style-name="ce19" office:value-type="string" calcext:value-type="string">
            <text:p>Nabo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9" calcext:value-type="float">
            <text:p>3729</text:p>
          </table:table-cell>
          <table:table-cell table:style-name="ce4" office:value-type="string" calcext:value-type="string">
            <text:p>Vladislav</text:p>
          </table:table-cell>
          <table:table-cell table:style-name="ce4" office:value-type="string" calcext:value-type="string">
            <text:p>Namestn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0" calcext:value-type="float">
            <text:p>3730</text:p>
          </table:table-cell>
          <table:table-cell table:style-name="ce19" office:value-type="string" calcext:value-type="string">
            <text:p>Valeri</text:p>
          </table:table-cell>
          <table:table-cell table:style-name="ce19" office:value-type="string" calcext:value-type="string">
            <text:p>Nichus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1" calcext:value-type="float">
            <text:p>3731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2" calcext:value-type="float">
            <text:p>3732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3" calcext:value-type="float">
            <text:p>3733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4" calcext:value-type="float">
            <text:p>3734</text:p>
          </table:table-cell>
          <table:table-cell table:style-name="ce19" office:value-type="string" calcext:value-type="string">
            <text:p>Ivan</text:p>
          </table:table-cell>
          <table:table-cell table:style-name="ce19" office:value-type="string" calcext:value-type="string">
            <text:p>Prov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5" calcext:value-type="float">
            <text:p>3735</text:p>
          </table:table-cell>
          <table:table-cell table:style-name="ce4" office:value-type="string" calcext:value-type="string">
            <text:p>Alexander</text:p>
          </table:table-cell>
          <table:table-cell table:style-name="ce4" office:value-type="string" calcext:value-type="string">
            <text:p>Radu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6" calcext:value-type="float">
            <text:p>3736</text:p>
          </table:table-cell>
          <table:table-cell table:style-name="ce19" office:value-type="string" calcext:value-type="string">
            <text:p>Alexander</text:p>
          </table:table-cell>
          <table:table-cell table:style-name="ce19" office:value-type="string" calcext:value-type="string">
            <text:p>Sem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7" calcext:value-type="float">
            <text:p>3737</text:p>
          </table:table-cell>
          <table:table-cell table:style-name="ce19" office:value-type="string" calcext:value-type="string">
            <text:p>Mikhail</text:p>
          </table:table-cell>
          <table:table-cell table:style-name="ce19" office:value-type="string" calcext:value-type="string">
            <text:p>Sergache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float" office:value="211" calcext:value-type="float">
            <text:p>21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8" calcext:value-type="float">
            <text:p>373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39" calcext:value-type="float">
            <text:p>3739</text:p>
          </table:table-cell>
          <table:table-cell table:style-name="ce4" office:value-type="string" calcext:value-type="string">
            <text:p>Ilya</text:p>
          </table:table-cell>
          <table:table-cell table:style-name="ce4" office:value-type="string" calcext:value-type="string">
            <text:p>Soro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0" calcext:value-type="float">
            <text:p>3740</text:p>
          </table:table-cell>
          <table:table-cell table:style-name="ce19" office:value-type="string" calcext:value-type="string">
            <text:p>Andrei</text:p>
          </table:table-cell>
          <table:table-cell table:style-name="ce19" office:value-type="string" calcext:value-type="string">
            <text:p>Svechni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1" calcext:value-type="float">
            <text:p>3741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2" calcext:value-type="float">
            <text:p>3742</text:p>
          </table:table-cell>
          <table:table-cell table:style-name="ce4" office:value-type="string" calcext:value-type="string">
            <text:p>Semyon</text:p>
          </table:table-cell>
          <table:table-cell table:style-name="ce4" office:value-type="string" calcext:value-type="string">
            <text:p>Varlam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2" calcext:value-type="float">
            <text:p>212</text:p>
          </table:table-cell>
          <table:table-cell table:number-columns-repeated="2"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3" calcext:value-type="float">
            <text:p>3743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4" calcext:value-type="float">
            <text:p>3744</text:p>
          </table:table-cell>
          <table:table-cell table:style-name="ce19" office:value-type="string" calcext:value-type="string">
            <text:p>Dmitri</text:p>
          </table:table-cell>
          <table:table-cell table:style-name="ce19" office:value-type="string" calcext:value-type="string">
            <text:p>Voronk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5" calcext:value-type="float">
            <text:p>3745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6" calcext:value-type="float">
            <text:p>3746</text:p>
          </table:table-cell>
          <table:table-cell table:style-name="ce19" office:value-type="string" calcext:value-type="string">
            <text:p>Nikita</text:p>
          </table:table-cell>
          <table:table-cell table:style-name="ce19" office:value-type="string" calcext:value-type="string">
            <text:p>Za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05" calcext:value-type="float">
            <text:p>205</text:p>
          </table:table-cell>
          <table:table-cell table:number-columns-repeated="2"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7" calcext:value-type="float">
            <text:p>3747</text:p>
          </table:table-cell>
          <table:table-cell table:style-name="ce4" office:value-type="string" calcext:value-type="string">
            <text:p>Artem</text:p>
          </table:table-cell>
          <table:table-cell table:style-name="ce4" office:value-type="string" calcext:value-type="string">
            <text:p>Zub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48" calcext:value-type="float">
            <text:p>3748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19" office:value-type="string" calcext:value-type="string">
            <text:p>Martin</text:p>
          </table:table-cell>
          <table:table-cell table:style-name="ce19" office:value-type="string" calcext:value-type="string">
            <text:p>Fehervar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6" calcext:value-type="float">
            <text:p>3806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Nemec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7" calcext:value-type="float">
            <text:p>3807</text:p>
          </table:table-cell>
          <table:table-cell table:style-name="ce4" office:value-type="string" calcext:value-type="string">
            <text:p>Juraj</text:p>
          </table:table-cell>
          <table:table-cell table:style-name="ce4" office:value-type="string" calcext:value-type="string">
            <text:p>Slafkovsk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8" calcext:value-type="float">
            <text:p>3808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9" calcext:value-type="float">
            <text:p>3809</text:p>
          </table:table-cell>
          <table:table-cell table:style-name="ce19" office:value-type="string" calcext:value-type="string">
            <text:p>Tomas</text:p>
          </table:table-cell>
          <table:table-cell table:style-name="ce19" office:value-type="string" calcext:value-type="string">
            <text:p>Tatar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Seid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2" calcext:value-type="float">
            <text:p>3902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0" calcext:value-type="float">
            <text:p>3940</text:p>
          </table:table-cell>
          <table:table-cell table:style-name="ce4" office:value-type="string" calcext:value-type="string">
            <text:p>Pierre-Edouard</text:p>
          </table:table-cell>
          <table:table-cell table:style-name="ce4" office:value-type="string" calcext:value-type="string">
            <text:p>Bellema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1" calcext:value-type="float">
            <text:p>3941</text:p>
          </table:table-cell>
          <table:table-cell table:style-name="ce4" office:value-type="string" calcext:value-type="string">
            <text:p>Pierrick</text:p>
          </table:table-cell>
          <table:table-cell table:style-name="ce4" office:value-type="string" calcext:value-type="string">
            <text:p>Dub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2" calcext:value-type="float">
            <text:p>3942</text:p>
          </table:table-cell>
          <table:table-cell table:style-name="ce4" office:value-type="string" calcext:value-type="string">
            <text:p>Cristobal</text:p>
          </table:table-cell>
          <table:table-cell table:style-name="ce4" office:value-type="string" calcext:value-type="string">
            <text:p>Hu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3" calcext:value-type="float">
            <text:p>3943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Rouss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44" calcext:value-type="float">
            <text:p>3944</text:p>
          </table:table-cell>
          <table:table-cell table:style-name="ce4" office:value-type="string" calcext:value-type="string">
            <text:p>Alexandre</text:p>
          </table:table-cell>
          <table:table-cell table:style-name="ce4" office:value-type="string" calcext:value-type="string">
            <text:p>Texi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19" office:value-type="string" calcext:value-type="string">
            <text:p>Kevin</text:p>
          </table:table-cell>
          <table:table-cell table:style-name="ce19" office:value-type="string" calcext:value-type="string">
            <text:p>Fiala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25" calcext:value-type="float">
            <text:p>225</text:p>
          </table:table-cell>
          <table:table-cell table:number-columns-repeated="2" table:style-name="ce19" office:value-type="float" office:value="210" calcext:value-type="float">
            <text:p>210</text:p>
          </table:table-cell>
          <table:table-cell table:style-name="ce19"/>
          <table:table-cell table:style-name="ce19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1" calcext:value-type="float">
            <text:p>3951</text:p>
          </table:table-cell>
          <table:table-cell table:style-name="ce4" office:value-type="string" calcext:value-type="string">
            <text:p>Nico</text:p>
          </table:table-cell>
          <table:table-cell table:style-name="ce4" office:value-type="string" calcext:value-type="string">
            <text:p>Hischi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2" calcext:value-type="float">
            <text:p>3952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3" calcext:value-type="float">
            <text:p>3953</text:p>
          </table:table-cell>
          <table:table-cell table:style-name="ce4" office:value-type="string" calcext:value-type="string">
            <text:p>Timo</text:p>
          </table:table-cell>
          <table:table-cell table:style-name="ce4" office:value-type="string" calcext:value-type="string">
            <text:p>Mei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4" calcext:value-type="float">
            <text:p>3954</text:p>
          </table:table-cell>
          <table:table-cell table:style-name="ce4" office:value-type="string" calcext:value-type="string">
            <text:p>Janis</text:p>
          </table:table-cell>
          <table:table-cell table:style-name="ce4" office:value-type="string" calcext:value-type="string">
            <text:p>Mos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5" calcext:value-type="float">
            <text:p>3955</text:p>
          </table:table-cell>
          <table:table-cell table:style-name="ce4" office:value-type="string" calcext:value-type="string">
            <text:p>Nino</text:p>
          </table:table-cell>
          <table:table-cell table:style-name="ce4" office:value-type="string" calcext:value-type="string">
            <text:p>Niederreit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6" calcext:value-type="float">
            <text:p>3956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Siegenthaler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80" calcext:value-type="float">
            <text:p>3980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Bjorkstrand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07" calcext:value-type="float">
            <text:p>207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DE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81" calcext:value-type="float">
            <text:p>3981</text:p>
          </table:table-cell>
          <table:table-cell table:style-name="ce19" office:value-type="string" calcext:value-type="string">
            <text:p>Nikolaj</text:p>
          </table:table-cell>
          <table:table-cell table:style-name="ce20" office:value-type="string" calcext:value-type="string">
            <text:p>Ehlers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DE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 table:number-rows-repeated="2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5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3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10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 table:number-rows-repeated="2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2">
          <table:table-cell table:style-name="ce4"/>
          <table:table-cell table:style-name="ce19" table:number-columns-repeated="2"/>
          <table:table-cell table:style-name="ce4" table:number-columns-repeated="12"/>
          <table:table-cell table:number-columns-repeated="247"/>
          <table:table-cell table:style-name="Default" table:number-columns-repeated="16122"/>
        </table:table-row>
        <table:table-row table:style-name="ro1" table:number-rows-repeated="100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489">
          <table:table-cell table:style-name="ce14" table:number-columns-repeated="13"/>
          <table:table-cell table:number-columns-repeated="249"/>
          <table:table-cell table:style-name="Default" table:number-columns-repeated="16122"/>
        </table:table-row>
        <table:table-row table:style-name="ro1" table:number-rows-repeated="1047515">
          <table:table-cell table:number-columns-repeated="262"/>
          <table:table-cell table:style-name="Default" table:number-columns-repeated="16122"/>
        </table:table-row>
        <table:table-row table:style-name="ro3" table:number-rows-repeated="9">
          <table:table-cell table:number-columns-repeated="262"/>
          <table:table-cell table:style-name="Default" table:number-columns-repeated="16122"/>
        </table:table-row>
        <table:table-row table:style-name="ro3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358:Feuille1.O4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00:03:57.69461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23T00:04:17.132060100</dc:date>
    <meta:editing-cycles>98</meta:editing-cycles>
    <meta:editing-duration>P6DT3H28M53S</meta:editing-duration>
    <meta:generator>LibreOffice/25.2.6.2$Windows_X86_64 LibreOffice_project/729c5bfe710f5eb71ed3bbde9e06a6065e9c6c5d</meta:generator>
    <meta:document-statistic meta:table-count="1" meta:cell-count="5136" meta:object-count="0"/>
  </office:meta>
</office:document-meta>
</file>